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ope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ope.Scope( String localName ,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ope.createFromXml( Element lockSco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ope.create( String localName , Namespace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